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C6F0000093C9F1FB98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rebuchetMS" svg:font-family="TrebuchetMS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38pt" style:font-size-asian="38pt" style:font-size-complex="38pt"/>
    </style:style>
    <style:style style:name="P2" style:family="paragraph" style:parent-style-name="Standard">
      <style:paragraph-properties fo:text-align="center" style:justify-single-word="false"/>
      <style:text-properties fo:font-size="66pt" style:font-size-asian="66pt" style:font-size-complex="66pt"/>
    </style:style>
    <style:style style:name="P3" style:family="paragraph" style:parent-style-name="Standard">
      <style:paragraph-properties fo:text-align="center" style:justify-single-word="false"/>
      <style:text-properties fo:font-size="38pt" style:font-size-asian="38pt" style:font-size-complex="3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1.2701in" svg:y="0in" svg:width="4.5in" svg:height="3.3402in" draw:z-index="0"><draw:image xlink:href="Pictures/1000020100000C6F0000093C9F1FB98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2">Open Source</text:p>
      <text:p text:style-name="P2">Comes to Campus</text:p>
      <text:p text:style-name="P3">is 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rebuchetMS" svg:font-family="TrebuchetMS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una </meta:initial-creator>
    <meta:creation-date>2013-09-24T20:10:05</meta:creation-date>
    <dc:date>2013-10-17T12:04:29</dc:date>
    <dc:creator>Shauna </dc:creator>
    <meta:editing-duration>P0D</meta:editing-duration>
    <meta:editing-cycles>2</meta:editing-cycles>
    <meta:generator>LibreOffice/3.5$Linux_x86 LibreOffice_project/350m1$Build-2</meta:generator>
    <meta:document-statistic meta:table-count="0" meta:image-count="1" meta:object-count="0" meta:page-count="1" meta:paragraph-count="3" meta:word-count="7" meta:character-count="31" meta:non-whitespace-character-count="27"/>
  </office:meta>
</office:document-meta>
</file>